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54cm" svg:x="2.27cm" svg:y="2.905cm">
          <text:p text:style-name="P1"><text:span text:style-name="T1">Domain(User Provide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.54cm" svg:x="11.16cm" svg:y="2.905cm">
          <text:p text:style-name="P2">MappedFiel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2.54cm" svg:x="2.27cm" svg:y="6.08cm">
          <text:p text:style-name="P2">GenericDa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2.54cm" svg:x="7.35cm" svg:y="6.08cm">
          <text:p text:style-name="P2">EntityMe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12.43cm" svg:y="6.08cm">
          <text:p text:style-name="P2">Rec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2.54cm" svg:x="2.27cm" svg:y="9.255cm">
          <text:p text:style-name="P2">Db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2.54cm" svg:x="2.27cm" svg:y="12.43cm">
          <text:p text:style-name="P2">DbVend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8.89cm" svg:x="16.875cm" svg:y="6.08cm">
          <text:p text:style-name="P2">SQL</text:p>
          <text:p text:style-name="P2">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nnyygn </meta:initial-creator>
    <meta:creation-date>2012-03-03T09:37:33</meta:creation-date>
    <meta:generator>OpenOffice.org/3.1$Linux OpenOffice.org_project/310m19$Build-9420</meta:generator>
    <dc:date>2012-03-03T09:44:55</dc:date>
    <dc:creator>xnnyygn </dc:creator>
    <meta:editing-duration>PT00H07M22S</meta:editing-duration>
    <meta:editing-cycles>1</meta:editing-cycles>
    <meta:document-statistic meta:object-count="8"/>
  </office:meta>
</office:document-meta>
</file>